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droid Studio查找功能（搜索功能）及快捷键</text:h>
      <text:p text:style-name="Standard"/>
      <text:p text:style-name="Standard">1、在当前窗口查找文本【Ctrl+F】</text:p>
      <text:p text:style-name="Standard">2、在当前工程内查找文本【Ctrl+Shift+F】</text:p>
      <text:p text:style-name="Standard">3、查找类【Ctrl+N】</text:p>
      <text:p text:style-name="Standard">4、查找文件【Ctrl+Shift+N】</text:p>
      <text:p text:style-name="Standard">5、查找项目中的方法或变量【Ctrl+Shift+Alt+N】</text:p>
      <text:p text:style-name="Standard">7、ctrl + o 查看所有可以重写的方法。</text:p>
      <text:p text:style-name="Standard">8、在类中快速定位某个方法或属性Ctrl+F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0:10:59.975722064</meta:creation-date>
    <dc:date>2018-06-28T10:12:48.775817139</dc:date>
    <meta:editing-duration>PT1M4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12" meta:character-count="184" meta:non-whitespace-character-count="180"/>
  </office:meta>
</office:document-meta>
</file>